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800000310790233B9B6E81D13.png" manifest:media-type="image/png"/>
  <manifest:file-entry manifest:full-path="Pictures/1000020100000400000002A812E01D1AC656DA14.png" manifest:media-type="image/png"/>
  <manifest:file-entry manifest:full-path="Pictures/1000020100000452000002FA1C970FE8218B58C4.png" manifest:media-type="image/png"/>
  <manifest:file-entry manifest:full-path="Pictures/1000020100000468000002708648921BB9F0BD8B.png" manifest:media-type="image/png"/>
  <manifest:file-entry manifest:full-path="Pictures/10000201000004B60000036766CBF937E202C679.png" manifest:media-type="image/png"/>
  <manifest:file-entry manifest:full-path="Pictures/100002010000038800000228200D2498D7F67069.png" manifest:media-type="image/png"/>
  <manifest:file-entry manifest:full-path="Pictures/10000201000003B8000002706F845E5151EFB1A3.png" manifest:media-type="image/png"/>
  <manifest:file-entry manifest:full-path="Pictures/100002010000037000000218BA59DA0EF3177BDE.png" manifest:media-type="image/png"/>
  <manifest:file-entry manifest:full-path="Pictures/1000020100000410000002B8A3FB8AFC7BA1AA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63b7"/>
    </style:style>
    <style:style style:name="P2" style:family="paragraph" style:parent-style-name="Standard">
      <style:text-properties officeooo:rsid="000c63b7" officeooo:paragraph-rsid="000c63b7"/>
    </style:style>
    <style:style style:name="T1" style:family="text">
      <style:text-properties officeooo:rsid="000c63b7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c63b7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c63b7" style:font-size-asian="15pt" style:font-weight-asian="bold" style:font-size-complex="15pt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cm" svg:y="2.152cm" svg:width="17cm" svg:height="11.712cm" draw:z-index="0"><draw:image xlink:href="Pictures/1000020100000452000002FA1C970FE8218B58C4.png" xlink:type="simple" xlink:show="embed" xlink:actuate="onLoad" loext:mime-type="image/png"/></draw:frame><text:s text:c="47"/></text:p>
      <text:p text:style-name="P2"><text:s text:c="40"/><text:span text:style-name="T4"><text:s text:c="2"/>CHEST X-RAY IMAGES</text:span></text:p>
      <text:p text:style-name="P1"><text:s text:c="40"/><text:span text:style-name="T4"><text:s text:c="2"/></text:span><text:span text:style-name="T5">PNEUMONIA <text:s/>IMAGES</text:span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draw:frame draw:style-name="fr2" draw:name="Image2" text:anchor-type="paragraph" svg:width="17cm" svg:height="11.289cm" draw:z-index="1"><draw:image xlink:href="Pictures/1000020100000400000002A812E01D1AC656DA14.png" xlink:type="simple" xlink:show="embed" xlink:actuate="onLoad" loext:mime-type="image/png"/></draw:frame><text:soft-page-break/><text:span text:style-name="T5"/></text:p>
      <text:p text:style-name="Standard"><text:span text:style-name="T5"/></text:p>
      <text:p text:style-name="Standard"><draw:frame draw:style-name="fr2" draw:name="Image3" text:anchor-type="paragraph" svg:width="17cm" svg:height="9.403cm" draw:z-index="2"><draw:image xlink:href="Pictures/1000020100000468000002708648921BB9F0BD8B.png" xlink:type="simple" xlink:show="embed" xlink:actuate="onLoad" loext:mime-type="image/png"/></draw:frame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draw:frame draw:style-name="fr2" draw:name="Image4" text:anchor-type="paragraph" svg:width="17cm" svg:height="10.38cm" draw:z-index="3"><draw:image xlink:href="Pictures/100002010000038800000228200D2498D7F67069.png" xlink:type="simple" xlink:show="embed" xlink:actuate="onLoad" loext:mime-type="image/png"/></draw:frame><text:soft-page-break/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draw:frame draw:style-name="fr2" draw:name="Image5" text:anchor-type="paragraph" svg:width="17cm" svg:height="10.354cm" draw:z-index="4"><draw:image xlink:href="Pictures/100002010000037000000218BA59DA0EF3177BDE.png" xlink:type="simple" xlink:show="embed" xlink:actuate="onLoad" loext:mime-type="image/png"/></draw:frame><text:span text:style-name="T5"/></text:p>
      <text:p text:style-name="Standard"><text:span text:style-name="T5"/></text:p>
      <text:p text:style-name="Standard"><text:span text:style-name="T5"/></text:p>
      <text:p text:style-name="Standard"><text:soft-page-break/><text:span text:style-name="T5"/></text:p>
      <text:p text:style-name="Standard"><text:span text:style-name="T5"/></text:p>
      <text:p text:style-name="Standard"><draw:frame draw:style-name="fr2" draw:name="Image6" text:anchor-type="paragraph" svg:width="17cm" svg:height="11.377cm" draw:z-index="5"><draw:image xlink:href="Pictures/1000020100000410000002B8A3FB8AFC7BA1AA7E.png" xlink:type="simple" xlink:show="embed" xlink:actuate="onLoad" loext:mime-type="image/png"/></draw:frame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draw:frame draw:style-name="fr2" draw:name="Image7" text:anchor-type="paragraph" svg:width="17cm" svg:height="11.142cm" draw:z-index="6"><draw:image xlink:href="Pictures/10000201000003B8000002706F845E5151EFB1A3.png" xlink:type="simple" xlink:show="embed" xlink:actuate="onLoad" loext:mime-type="image/png"/></draw:frame><text:soft-page-break/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draw:frame draw:style-name="fr2" draw:name="Image8" text:anchor-type="paragraph" svg:width="17cm" svg:height="12.277cm" draw:z-index="7"><draw:image xlink:href="Pictures/10000201000004B60000036766CBF937E202C679.png" xlink:type="simple" xlink:show="embed" xlink:actuate="onLoad" loext:mime-type="image/png"/></draw:frame><text:span text:style-name="T5"/></text:p>
      <text:p text:style-name="Standard"><text:soft-page-break/><text:span text:style-name="T5"/></text:p>
      <text:p text:style-name="Standard"><text:span text:style-name="T5"/></text:p>
      <text:p text:style-name="Standard"><draw:frame draw:style-name="fr2" draw:name="Image9" text:anchor-type="paragraph" svg:width="17cm" svg:height="11.65cm" draw:z-index="8"><draw:image xlink:href="Pictures/100002010000047800000310790233B9B6E81D13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24:25.410184548</meta:creation-date>
    <dc:date>2020-07-07T11:28:29.523950953</dc:date>
    <meta:editing-duration>PT4M5S</meta:editing-duration>
    <meta:editing-cycles>1</meta:editing-cycles>
    <meta:document-statistic meta:table-count="0" meta:image-count="9" meta:object-count="0" meta:page-count="6" meta:paragraph-count="3" meta:word-count="5" meta:character-count="166" meta:non-whitespace-character-count="31"/>
    <meta:generator>LibreOffice/6.1.6.3$Linux_X86_64 LibreOffice_project/10$Build-3</meta:generator>
  </office:meta>
</office:document-meta>
</file>